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I see. I never would have though that the
Heavenly Maidens of legend truly existed..."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In any case, my new recruit has caused you
a world of troubl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I would like to express my gratitude once
more."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Very well. There's no reason to refuse entry to
a group of Heavenly Maidens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I'll remove the blockade at once."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"thank you"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"Power of the
Angels"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"Hold your horses, Viola! Oi..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"Good grief, she just won't sit still. I've had it
up to here with her antics..."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"Power of the Angels"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"Invaluableness"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"potential
to develop the Power of the Angels"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6:53:56+01:00</meta:creation-date>
    <dc:date>2019-11-16T16:5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